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text-transform="uppercase" fo:font-size="12pt" style:font-size-asian="12pt" style:font-size-complex="12pt"/>
    </style:style>
    <style:style style:name="P3" style:family="paragraph" style:parent-style-name="Standard">
      <style:paragraph-properties fo:margin-left="0cm" fo:margin-right="0cm" fo:text-align="center" style:justify-single-word="false" fo:text-indent="0.951cm" style:auto-text-indent="false">
        <style:tab-stops>
          <style:tab-stop style:position="2.223cm"/>
        </style:tab-stops>
      </style:paragraph-properties>
    </style:style>
    <style:style style:name="P4" style:family="paragraph" style:parent-style-name="Standard">
      <style:paragraph-properties fo:margin-left="0cm" fo:margin-right="0cm" fo:margin-top="0.212cm" fo:margin-bottom="0.423cm" style:contextual-spacing="false" fo:text-align="center" style:justify-single-word="false" fo:text-indent="0.951cm" style:auto-text-indent="false">
        <style:tab-stops>
          <style:tab-stop style:position="2.223cm"/>
        </style:tab-stops>
      </style:paragraph-properties>
    </style:style>
    <style:style style:name="P5" style:family="paragraph" style:parent-style-name="Standard">
      <style:paragraph-properties fo:margin-left="0cm" fo:margin-right="0cm" fo:margin-top="0.212cm" fo:margin-bottom="0.423cm" style:contextual-spacing="false" fo:text-indent="0.951cm" style:auto-text-indent="false">
        <style:tab-stops>
          <style:tab-stop style:position="2.223cm"/>
        </style:tab-stops>
      </style:paragraph-properties>
    </style:style>
    <style:style style:name="P6" style:family="paragraph" style:parent-style-name="Standard">
      <style:paragraph-properties fo:margin-top="0.212cm" fo:margin-bottom="0.423cm" style:contextual-spacing="false">
        <style:tab-stops>
          <style:tab-stop style:position="2.223cm"/>
        </style:tab-stops>
      </style:paragraph-properties>
    </style:style>
    <style:style style:name="P7" style:family="paragraph" style:parent-style-name="Standard">
      <style:paragraph-properties fo:margin-top="0.212cm" fo:margin-bottom="0.423cm" style:contextual-spacing="false" fo:text-align="center" style:justify-single-word="false">
        <style:tab-stops>
          <style:tab-stop style:position="2.223cm"/>
        </style:tab-stops>
      </style:paragraph-properties>
    </style:style>
    <style:style style:name="P8" style:family="paragraph" style:parent-style-name="Standard">
      <style:paragraph-properties fo:margin-top="0.212cm" fo:margin-bottom="0.423cm" style:contextual-spacing="false" fo:text-align="center" style:justify-single-word="false">
        <style:tab-stops>
          <style:tab-stop style:position="2.223cm"/>
        </style:tab-stops>
      </style:paragraph-properties>
      <style:text-properties fo:language="ru" fo:country="RU" officeooo:rsid="001be683" officeooo:paragraph-rsid="001be683"/>
    </style:style>
    <style:style style:name="P9" style:family="paragraph" style:parent-style-name="Standard">
      <style:paragraph-properties fo:margin-left="2.54cm" fo:margin-right="0cm" fo:line-height="150%" fo:text-indent="0cm" style:auto-text-indent="false">
        <style:tab-stops>
          <style:tab-stop style:position="2.223cm"/>
        </style:tab-stops>
      </style:paragraph-properties>
    </style:style>
    <style:style style:name="P10" style:family="paragraph" style:parent-style-name="Обычный_20__28_веб_29_">
      <style:paragraph-properties fo:margin-top="0cm" fo:margin-bottom="0cm" style:contextual-spacing="false" fo:text-align="center" style:justify-single-word="false"/>
      <style:text-properties fo:text-transform="uppercase" fo:font-size="12pt" style:font-size-asian="12pt" style:font-size-complex="12pt"/>
    </style:style>
    <style:style style:name="P11" style:family="paragraph" style:parent-style-name="Standard">
      <style:paragraph-properties fo:margin-left="0cm" fo:margin-right="0cm" fo:text-align="justify" style:justify-single-word="false" fo:text-indent="-0.026cm" style:auto-text-indent="false">
        <style:tab-stops/>
      </style:paragraph-properties>
    </style:style>
    <style:style style:name="P12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02156" officeooo:paragraph-rsid="00202156"/>
    </style:style>
    <style:style style:name="P13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1fbd3" officeooo:paragraph-rsid="0021fbd3"/>
    </style:style>
    <style:style style:name="P14" style:family="paragraph" style:parent-style-name="Standard" style:master-page-name="Standard">
      <style:paragraph-properties fo:text-align="center" style:justify-single-word="false" style:page-number="auto"/>
      <style:text-properties fo:text-transform="uppercase" fo:font-size="12pt" style:font-size-asian="12pt" style:font-size-complex="12pt"/>
    </style:style>
    <style:style style:name="P15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90782" officeooo:paragraph-rsid="00290782"/>
    </style:style>
    <style:style style:name="P16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officeooo:paragraph-rsid="00202156"/>
    </style:style>
    <style:style style:name="P17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officeooo:paragraph-rsid="0036a5c1"/>
    </style:style>
    <style:style style:name="P18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style:text-autospace="none"/>
      <style:text-properties style:font-name="Courier New1" fo:font-size="8pt" fo:language="ru" fo:country="RU" officeooo:rsid="0026ac7a" officeooo:paragraph-rsid="0031d8ea" style:font-size-asian="8pt" style:font-size-complex="8pt"/>
    </style:style>
    <style:style style:name="P19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style:text-autospace="none"/>
      <style:text-properties style:font-name="Courier New1" fo:font-size="8pt" fo:language="ru" fo:country="RU" officeooo:rsid="0026ac7a" officeooo:paragraph-rsid="0034cc13" style:font-size-asian="8pt" style:font-size-complex="8pt"/>
    </style:style>
    <style:style style:name="P20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style:text-autospace="none"/>
      <style:text-properties style:font-name="Courier New1" fo:font-size="8pt" fo:language="ru" fo:country="RU" officeooo:rsid="0026ac7a" officeooo:paragraph-rsid="0036a5c1" style:font-size-asian="8pt" style:font-size-complex="8pt"/>
    </style:style>
    <style:style style:name="T1" style:family="text">
      <style:text-properties fo:language="en" fo:country="US" officeooo:rsid="002cb203"/>
    </style:style>
    <style:style style:name="T2" style:family="text">
      <style:text-properties fo:language="ru" fo:country="RU" officeooo:rsid="00202156"/>
    </style:style>
    <style:style style:name="T3" style:family="text">
      <style:text-properties fo:language="ru" fo:country="RU" officeooo:rsid="00290782"/>
    </style:style>
    <style:style style:name="T4" style:family="text">
      <style:text-properties fo:language="ru" fo:country="RU" officeooo:rsid="002cb203"/>
    </style:style>
    <style:style style:name="T5" style:family="text">
      <style:text-properties fo:language="ru" fo:country="RU" officeooo:rsid="00308d52"/>
    </style:style>
    <style:style style:name="T6" style:family="text">
      <style:text-properties fo:language="ru" fo:country="RU" officeooo:rsid="0036a5c1"/>
    </style:style>
    <style:style style:name="T7" style:family="text">
      <style:text-properties fo:color="#000000" fo:language="ru" fo:country="RU" officeooo:rsid="00202156"/>
    </style:style>
    <style:style style:name="T8" style:family="text">
      <style:text-properties officeooo:rsid="0023e6d9"/>
    </style:style>
    <style:style style:name="T9" style:family="text">
      <style:text-properties officeooo:rsid="0031d8ea"/>
    </style:style>
    <style:style style:name="T10" style:family="text">
      <style:text-properties officeooo:rsid="0034cc13"/>
    </style:style>
    <style:style style:name="T11" style:family="text">
      <style:text-properties officeooo:rsid="0036a5c1"/>
    </style:style>
    <style:style style:name="T12" style:family="text">
      <style:text-properties officeooo:rsid="0038b0d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Министерство образования и науки РОССИЙСКОЙ ФЕДЕРАЦИИ</text:p>
      <text:p text:style-name="P2">ФЕДЕРАЛЬНОЕ ГОСУДАРСТВЕННОЕ БЮДЖЕТНОЕ ОБРАЗОВАТЕЛЬНОЕ УЧРЕЖДЕНИЕ</text:p>
      <text:p text:style-name="P2">ВЫСШЕГО ПРОФЕССИОНАЛЬНОГО ОБРАЗОВАНИЯ</text:p>
      <text:p text:style-name="P2">ВЯТСКИЙ ГОСУДАРСТВЕННЫЙ УНИВЕРСИТЕТ</text:p>
      <text:p text:style-name="P2">ФАКУЛЬТЕТ ПРИКЛАДНОЙ МАТЕМАТИКИ И ТЕЛЕКОММУНИКАЦИЙ</text:p>
      <text:p text:style-name="P10">КАФЕДРА ПРИКЛАДНОЙ МАТЕМАТИКИ И ИНФОРМАТИКИ</text:p>
      <text:p text:style-name="P4"/>
      <text:p text:style-name="P5"/>
      <text:p text:style-name="P6"/>
      <text:p text:style-name="P6"/>
      <text:p text:style-name="P6"/>
      <text:p text:style-name="P4"/>
      <text:p text:style-name="P4"/>
      <text:p text:style-name="P7">ОТЧЕТ ПО ДИСЦИПЛИНЕ «<text:span text:style-name="T4">Программное обеспечение вычислительных сетей</text:span>»</text:p>
      <text:p text:style-name="P7">ПО ЛАБОРАТОРНОЙ РАБОТЕ №<text:span text:style-name="T5">5</text:span></text:p>
      <text:p text:style-name="P8"/>
      <text:p text:style-name="P7"/>
      <text:p text:style-name="P7"/>
      <text:p text:style-name="P4"/>
      <text:p text:style-name="P6"/>
      <text:p text:style-name="P6"/>
      <text:p text:style-name="P4"/>
      <text:p text:style-name="P9">Выполнил студент группы ПМ-<text:span text:style-name="T1">5</text:span>1__________________________Кислицын И.К.</text:p>
      <text:p text:style-name="P9">Проверил преподаватель кафедры ПМиИ _____________________ <text:span text:style-name="T8">Белиц А.Б.</text:span></text:p>
      <text:p text:style-name="P3"/>
      <text:p text:style-name="P4"/>
      <text:p text:style-name="P4"/>
      <text:p text:style-name="P4"/>
      <text:p text:style-name="P4"><text:line-break/></text:p>
      <text:p text:style-name="P4"/>
      <text:p text:style-name="P6"/>
      <text:p text:style-name="P7"><text:s/></text:p>
      <text:p text:style-name="P1">Киров 201<text:span text:style-name="T8">3</text:span></text:p>
      <text:p text:style-name="P11"><text:soft-page-break/>Задание</text:p>
      <text:p text:style-name="P12"/>
      <text:p text:style-name="P16"><text:span text:style-name="T2">Фрагменты ли</text:span><text:span text:style-name="T7">стинг</text:span><text:span text:style-name="T2">а</text:span></text:p>
      <text:p text:style-name="P17"><text:span text:style-name="T6">//#main.cpp</text:span></text:p>
      <text:p text:style-name="P18"><text:span text:style-name="T9">#include &lt;cstdlib&gt;</text:span></text:p>
      <text:p text:style-name="P18"><text:span text:style-name="T9"/></text:p>
      <text:p text:style-name="P18"><text:span text:style-name="T9">#include "utils.h"</text:span></text:p>
      <text:p text:style-name="P18"><text:span text:style-name="T9">#include &lt;string&gt;</text:span></text:p>
      <text:p text:style-name="P18"><text:span text:style-name="T9"/></text:p>
      <text:p text:style-name="P18"><text:span text:style-name="T9">using namespace std;</text:span></text:p>
      <text:p text:style-name="P18"><text:span text:style-name="T9"/></text:p>
      <text:p text:style-name="P18"><text:span text:style-name="T9">const int numStarts = 6;</text:span></text:p>
      <text:p text:style-name="P18"><text:span text:style-name="T9">const uint64_t startVal[] = {10, 100, 1000, 10000, 100000, 1000000, 10000000};</text:span></text:p>
      <text:p text:style-name="P18"><text:span text:style-name="T9"/></text:p>
      <text:p text:style-name="P18"><text:span text:style-name="T9">void testFunction(string name, vector&lt;uint64_t&gt;* (*funk)(uint64_t)) {</text:span></text:p>
      <text:p text:style-name="P18"><text:span text:style-name="T9"><text:s text:c="4"/>for (int i = 0; i &lt; numStarts; ++i) {</text:span></text:p>
      <text:p text:style-name="P18"><text:span text:style-name="T9"><text:s text:c="8"/>uint64_t maxPrimes = startVal[i];</text:span></text:p>
      <text:p text:style-name="P18"><text:span text:style-name="T9"><text:s text:c="8"/>uint64_t start = getTime();</text:span></text:p>
      <text:p text:style-name="P18"><text:span text:style-name="T9"><text:s text:c="8"/>vector&lt;uint64_t&gt;* toValidate = funk(maxPrimes);</text:span></text:p>
      <text:p text:style-name="P18"><text:span text:style-name="T9"><text:s text:c="8"/>uint64_t end = getTime();</text:span></text:p>
      <text:p text:style-name="P18"><text:span text:style-name="T9"><text:s text:c="8"/>bool validated = isValid(toValidate, maxPrimes);</text:span></text:p>
      <text:p text:style-name="P18"><text:span text:style-name="T9"><text:s text:c="8"/>printf("%s %ld: %ld (valid = %d)\n", &amp;name[0], maxPrimes, end - start, validated);</text:span></text:p>
      <text:p text:style-name="P18"><text:span text:style-name="T9"><text:s text:c="4"/>}</text:span></text:p>
      <text:p text:style-name="P18"><text:span text:style-name="T9"><text:s text:c="4"/>printf("\n");</text:span></text:p>
      <text:p text:style-name="P18"><text:span text:style-name="T9">}</text:span></text:p>
      <text:p text:style-name="P18"><text:span text:style-name="T9">int main(int argc, char** argv) {</text:span></text:p>
      <text:p text:style-name="P18"><text:span text:style-name="T9"><text:s text:c="4"/>testFunction("Sequent division", sequentSDPNS);</text:span></text:p>
      <text:p text:style-name="P18"><text:span text:style-name="T9"><text:s text:c="4"/>testFunction("Sequent Eratosfen", sequentEratosfen);</text:span></text:p>
      <text:p text:style-name="P18"><text:span text:style-name="T9"><text:s text:c="4"/>testFunction("OMP division", ompSDPNS);</text:span></text:p>
      <text:p text:style-name="P18"><text:span text:style-name="T9"><text:s text:c="4"/>testFunction("OMP Eratosfen", ompEratosfen);</text:span></text:p>
      <text:p text:style-name="P18"><text:span text:style-name="T9"><text:s text:c="4"/>testFunction("OMP common", ompCommon);</text:span></text:p>
      <text:p text:style-name="P18"><text:span text:style-name="T9"/></text:p>
      <text:p text:style-name="P18"><text:span text:style-name="T9"><text:s text:c="4"/>return 0;</text:span></text:p>
      <text:p text:style-name="P18"><text:span text:style-name="T9">}</text:span></text:p>
      <text:p text:style-name="P18"><text:span text:style-name="T9"/></text:p>
      <text:p text:style-name="P19"><text:span text:style-name="T10">//#u</text:span><text:span text:style-name="T11">t</text:span><text:span text:style-name="T10">ils.h</text:span></text:p>
      <text:p text:style-name="P20"><text:span text:style-name="T11">#ifndef UTILS_H</text:span></text:p>
      <text:p text:style-name="P20"><text:span text:style-name="T11">#define<text:tab/>UTILS_H</text:span></text:p>
      <text:p text:style-name="P20"><text:span text:style-name="T11"/></text:p>
      <text:p text:style-name="P20"><text:span text:style-name="T11">#include &lt;inttypes.h&gt;</text:span></text:p>
      <text:p text:style-name="P20"><text:span text:style-name="T11">#include &lt;vector&gt;</text:span></text:p>
      <text:p text:style-name="P20"><text:span text:style-name="T11">#include &lt;omp.h&gt;</text:span></text:p>
      <text:p text:style-name="P20"><text:span text:style-name="T11">#include &lt;cmath&gt;</text:span></text:p>
      <text:p text:style-name="P20"><text:span text:style-name="T11">#include &lt;iostream&gt;</text:span></text:p>
      <text:p text:style-name="P20"><text:span text:style-name="T11">#include &lt;algorithm&gt;</text:span></text:p>
      <text:p text:style-name="P20"><text:span text:style-name="T11"/></text:p>
      <text:p text:style-name="P20"><text:span text:style-name="T11">using namespace std;</text:span></text:p>
      <text:p text:style-name="P20"><text:span text:style-name="T11"/></text:p>
      <text:p text:style-name="P20"><text:span text:style-name="T11">const bool printValues = false;</text:span></text:p>
      <text:p text:style-name="P20"><text:span text:style-name="T11"/></text:p>
      <text:p text:style-name="P20"><text:span text:style-name="T11">uint64_t getTime() {</text:span></text:p>
      <text:p text:style-name="P20"><text:span text:style-name="T11"><text:s text:c="4"/>uint64_t lo, hi;</text:span></text:p>
      <text:p text:style-name="P20"><text:span text:style-name="T11"><text:s text:c="4"/>__asm__ __volatile__(</text:span></text:p>
      <text:p text:style-name="P20"><text:span text:style-name="T11"><text:s text:c="12"/>"xorl %%eax, %%eax\n"</text:span></text:p>
      <text:p text:style-name="P20"><text:span text:style-name="T11"><text:s text:c="12"/>"cpuid\n"</text:span></text:p>
      <text:p text:style-name="P20"><text:span text:style-name="T11"><text:s text:c="12"/>"rdtsc\n"</text:span></text:p>
      <text:p text:style-name="P20"><text:span text:style-name="T11"><text:s text:c="12"/>: "=a" (lo), "=d" (hi)</text:span></text:p>
      <text:p text:style-name="P20"><text:span text:style-name="T11"><text:s text:c="12"/>:</text:span></text:p>
      <text:p text:style-name="P20"><text:span text:style-name="T11"><text:s text:c="12"/>: "%ebx", "%ecx");</text:span></text:p>
      <text:p text:style-name="P20"><text:span text:style-name="T11"><text:s text:c="4"/>return (uint64_t) hi &lt;&lt; 32 | lo;</text:span></text:p>
      <text:p text:style-name="P20"><text:span text:style-name="T11">}</text:span></text:p>
      <text:p text:style-name="P20"><text:span text:style-name="T11">void printIndentArray(vector&lt;bool&gt; array, bool force = false) {</text:span></text:p>
      <text:p text:style-name="P20"><text:span text:style-name="T11"><text:s text:c="4"/>if (force || printValues) {</text:span></text:p>
      <text:p text:style-name="P20"><text:span text:style-name="T11"><text:s text:c="8"/>int size = array.size();</text:span></text:p>
      <text:p text:style-name="P20"><text:span text:style-name="T11"><text:s text:c="8"/>for (int i = 0; i &lt; size; ++i) {</text:span></text:p>
      <text:p text:style-name="P20"><text:span text:style-name="T11"><text:s text:c="12"/>if (array[i]) {</text:span></text:p>
      <text:p text:style-name="P20"><text:span text:style-name="T11"><text:s text:c="16"/>cout &lt;&lt; i &lt;&lt; " ";</text:span></text:p>
      <text:p text:style-name="P20"><text:span text:style-name="T11"><text:s text:c="12"/>}</text:span></text:p>
      <text:p text:style-name="P20"><text:span text:style-name="T11"><text:s text:c="8"/>}</text:span></text:p>
      <text:p text:style-name="P20"><text:span text:style-name="T11"><text:s text:c="8"/>cout &lt;&lt; endl;</text:span></text:p>
      <text:p text:style-name="P20"><text:span text:style-name="T11"><text:s text:c="4"/>}</text:span></text:p>
      <text:p text:style-name="P20"><text:span text:style-name="T11">}</text:span></text:p>
      <text:p text:style-name="P20"><text:span text:style-name="T11"/></text:p>
      <text:p text:style-name="P20"><text:span text:style-name="T11">void printArray(vector&lt;uint64_t&gt;* array, bool forced = false) {</text:span></text:p>
      <text:p text:style-name="P20"><text:span text:style-name="T11"><text:s text:c="4"/>if (forced || printValues) {</text:span></text:p>
      <text:p text:style-name="P20"><text:span text:style-name="T11"><text:s text:c="8"/>int size = array-&gt;size();</text:span></text:p>
      <text:p text:style-name="P20"><text:span text:style-name="T11"><text:s text:c="8"/>for (int i = 0; i &lt; size; ++i) {</text:span></text:p>
      <text:p text:style-name="P20"><text:span text:style-name="T11"><text:s text:c="12"/>cout &lt;&lt; array-&gt;at(i) &lt;&lt; " ";</text:span></text:p>
      <text:p text:style-name="P20"><text:span text:style-name="T11"><text:s text:c="8"/>}</text:span></text:p>
      <text:p text:style-name="P20"><text:span text:style-name="T11"><text:s text:c="8"/>cout &lt;&lt; endl;</text:span></text:p>
      <text:p text:style-name="P20"><text:span text:style-name="T11"><text:s text:c="4"/>}</text:span></text:p>
      <text:p text:style-name="P20"><text:soft-page-break/><text:span text:style-name="T11">}</text:span></text:p>
      <text:p text:style-name="P20"><text:span text:style-name="T11"/></text:p>
      <text:p text:style-name="P20"><text:span text:style-name="T11">/**</text:span></text:p>
      <text:p text:style-name="P20"><text:span text:style-name="T11"><text:s/>* Sequent version of sequend division prime numbers searcher.</text:span></text:p>
      <text:p text:style-name="P20"><text:span text:style-name="T11"><text:s/>* @param maxValue</text:span></text:p>
      <text:p text:style-name="P20"><text:span text:style-name="T11"><text:s/>*/</text:span></text:p>
      <text:p text:style-name="P20"><text:span text:style-name="T11">vector&lt;uint64_t&gt;* sequentSDPNS(uint64_t maxValue) {</text:span></text:p>
      <text:p text:style-name="P20"><text:span text:style-name="T11"><text:s text:c="4"/>vector&lt;uint64_t&gt; *primes = new vector&lt;uint64_t&gt;(0);</text:span></text:p>
      <text:p text:style-name="P20"><text:span text:style-name="T11"/></text:p>
      <text:p text:style-name="P20"><text:span text:style-name="T11"><text:s text:c="4"/>//#pragma omp parallel for</text:span></text:p>
      <text:p text:style-name="P20"><text:span text:style-name="T11"><text:s text:c="4"/>for (int checkPrime = 2; checkPrime &lt;= maxValue; ++checkPrime) {</text:span></text:p>
      <text:p text:style-name="P20"><text:span text:style-name="T11"><text:s text:c="8"/>uint64_t lim = sqrt(checkPrime) + 1.001;</text:span></text:p>
      <text:p text:style-name="P20"><text:span text:style-name="T11"><text:s text:c="8"/>int isPrime = 1;</text:span></text:p>
      <text:p text:style-name="P20"><text:span text:style-name="T11"><text:s text:c="8"/>int size = primes-&gt;size();</text:span></text:p>
      <text:p text:style-name="P20"><text:span text:style-name="T11"/></text:p>
      <text:p text:style-name="P20"><text:span text:style-name="T11"><text:s text:c="8"/>for (int i = 0; i &lt; size; ++i) {</text:span></text:p>
      <text:p text:style-name="P20"><text:span text:style-name="T11"><text:s text:c="12"/>int div = primes-&gt;at(i);</text:span></text:p>
      <text:p text:style-name="P20"><text:span text:style-name="T11"><text:s text:c="12"/>if (checkPrime % div == 0) {</text:span></text:p>
      <text:p text:style-name="P20"><text:span text:style-name="T11"><text:s text:c="16"/>isPrime = 0;</text:span></text:p>
      <text:p text:style-name="P20"><text:span text:style-name="T11"><text:s text:c="16"/>break;</text:span></text:p>
      <text:p text:style-name="P20"><text:span text:style-name="T11"><text:s text:c="12"/>} else if (div &gt; lim) {</text:span></text:p>
      <text:p text:style-name="P20"><text:span text:style-name="T11"><text:s text:c="16"/>break;</text:span></text:p>
      <text:p text:style-name="P20"><text:span text:style-name="T11"><text:s text:c="12"/>}</text:span></text:p>
      <text:p text:style-name="P20"><text:span text:style-name="T11"><text:s text:c="8"/>}</text:span></text:p>
      <text:p text:style-name="P20"><text:span text:style-name="T11"><text:s text:c="8"/>if (isPrime) {</text:span></text:p>
      <text:p text:style-name="P20"><text:span text:style-name="T11"><text:s text:c="12"/>primes-&gt;push_back(checkPrime);</text:span></text:p>
      <text:p text:style-name="P20"><text:span text:style-name="T11"><text:s text:c="8"/>}</text:span></text:p>
      <text:p text:style-name="P20"><text:span text:style-name="T11"><text:s text:c="4"/>}</text:span></text:p>
      <text:p text:style-name="P20"><text:span text:style-name="T11"/></text:p>
      <text:p text:style-name="P20"><text:span text:style-name="T11"><text:s text:c="4"/>printArray(primes);</text:span></text:p>
      <text:p text:style-name="P20"><text:span text:style-name="T11"><text:s text:c="4"/>return primes;</text:span></text:p>
      <text:p text:style-name="P20"><text:span text:style-name="T11">}</text:span></text:p>
      <text:p text:style-name="P20"><text:span text:style-name="T11"/></text:p>
      <text:p text:style-name="P20"><text:span text:style-name="T11">/**</text:span></text:p>
      <text:p text:style-name="P20"><text:span text:style-name="T11"><text:s/>* OMP version of sequend division prime numbers searcher.</text:span></text:p>
      <text:p text:style-name="P20"><text:span text:style-name="T11"><text:s/>* @param maxValue</text:span></text:p>
      <text:p text:style-name="P20"><text:span text:style-name="T11"><text:s/>*/</text:span></text:p>
      <text:p text:style-name="P20"><text:span text:style-name="T11">vector&lt;uint64_t&gt;* ompSDPNS(uint64_t maxValue) {</text:span></text:p>
      <text:p text:style-name="P20"><text:span text:style-name="T11"><text:s text:c="4"/>vector&lt;uint64_t&gt;* primes = new vector&lt;uint64_t&gt;(0);</text:span></text:p>
      <text:p text:style-name="P20"><text:span text:style-name="T11"/></text:p>
      <text:p text:style-name="P20"><text:span text:style-name="T11"><text:s text:c="4"/>#pragma omp parallel num_threads(8)</text:span></text:p>
      <text:p text:style-name="P20"><text:span text:style-name="T11"><text:s text:c="4"/>{</text:span></text:p>
      <text:p text:style-name="P20"><text:span text:style-name="T11"><text:s text:c="8"/>vector&lt;bool&gt; primesIndent = vector&lt;bool&gt;(maxValue + 1, 0);</text:span></text:p>
      <text:p text:style-name="P20"><text:span text:style-name="T11"><text:tab/>#pragma omp for schedule(static)</text:span></text:p>
      <text:p text:style-name="P20"><text:span text:style-name="T11"><text:s text:c="8"/>for (int checkPrime = 2; checkPrime &lt;= maxValue; ++checkPrime) {</text:span></text:p>
      <text:p text:style-name="P20"><text:span text:style-name="T11"><text:s text:c="12"/>uint64_t lim = sqrt(checkPrime) + 1.001;</text:span></text:p>
      <text:p text:style-name="P20"><text:span text:style-name="T11"><text:s text:c="12"/>bool isPrime = 1;</text:span></text:p>
      <text:p text:style-name="P20"><text:span text:style-name="T11"><text:s text:c="12"/>for (int div = 2; div &lt; lim; ++div) {</text:span></text:p>
      <text:p text:style-name="P20"><text:span text:style-name="T11"><text:s text:c="16"/>if (checkPrime % div == 0) {</text:span></text:p>
      <text:p text:style-name="P20"><text:span text:style-name="T11"><text:s text:c="20"/>isPrime = 0;</text:span></text:p>
      <text:p text:style-name="P20"><text:span text:style-name="T11"><text:s text:c="20"/>break;</text:span></text:p>
      <text:p text:style-name="P20"><text:span text:style-name="T11"><text:s text:c="16"/>}</text:span></text:p>
      <text:p text:style-name="P20"><text:span text:style-name="T11"><text:s text:c="12"/>}</text:span></text:p>
      <text:p text:style-name="P20"><text:span text:style-name="T11"/></text:p>
      <text:p text:style-name="P20"><text:span text:style-name="T11"><text:s text:c="12"/>//#pragma omp critical</text:span></text:p>
      <text:p text:style-name="P20"><text:span text:style-name="T11"><text:s text:c="12"/>primesIndent[checkPrime] = isPrime;</text:span></text:p>
      <text:p text:style-name="P20"><text:span text:style-name="T11"><text:s text:c="8"/>}</text:span></text:p>
      <text:p text:style-name="P20"><text:span text:style-name="T11">#pragma omp critical</text:span></text:p>
      <text:p text:style-name="P20"><text:span text:style-name="T11"><text:s text:c="8"/>for (int i = 0; i &lt; maxValue; ++i) {</text:span></text:p>
      <text:p text:style-name="P20"><text:span text:style-name="T11"><text:s text:c="12"/>if (primesIndent[i]) {</text:span></text:p>
      <text:p text:style-name="P20"><text:span text:style-name="T11"><text:s text:c="16"/>primes-&gt;push_back(i);</text:span></text:p>
      <text:p text:style-name="P20"><text:span text:style-name="T11"><text:s text:c="12"/>}</text:span></text:p>
      <text:p text:style-name="P20"><text:span text:style-name="T11"><text:s text:c="8"/>}</text:span></text:p>
      <text:p text:style-name="P20"><text:span text:style-name="T11"><text:s text:c="4"/>}</text:span></text:p>
      <text:p text:style-name="P20"><text:span text:style-name="T11"><text:s text:c="4"/>printArray(primes);</text:span></text:p>
      <text:p text:style-name="P20"><text:span text:style-name="T11"><text:s text:c="4"/>return primes;</text:span></text:p>
      <text:p text:style-name="P20"><text:span text:style-name="T11">}</text:span></text:p>
      <text:p text:style-name="P20"><text:span text:style-name="T11"/></text:p>
      <text:p text:style-name="P20"><text:span text:style-name="T11">vector&lt;uint64_t&gt;* sequentEratosfen(uint64_t maxValue) {</text:span></text:p>
      <text:p text:style-name="P20"><text:span text:style-name="T11"><text:s text:c="4"/>vector&lt;uint64_t&gt;* primes = new vector&lt;uint64_t&gt;(0);</text:span></text:p>
      <text:p text:style-name="P20"><text:span text:style-name="T11"><text:s text:c="4"/>vector&lt;bool&gt; primesIndent = vector&lt;bool&gt;(maxValue + 1, 1);</text:span></text:p>
      <text:p text:style-name="P20"><text:span text:style-name="T11"><text:s text:c="4"/>primesIndent[0] = primesIndent[1] = 0;</text:span></text:p>
      <text:p text:style-name="P20"><text:span text:style-name="T11"><text:s text:c="4"/>uint64_t lim = sqrt(maxValue) + 1.001;</text:span></text:p>
      <text:p text:style-name="P20"><text:span text:style-name="T11"/></text:p>
      <text:p text:style-name="P20"><text:span text:style-name="T11"><text:s text:c="4"/>for (int i = 2; i &lt;= lim; ++i) {</text:span></text:p>
      <text:p text:style-name="P20"><text:span text:style-name="T11"><text:s text:c="8"/>if (primesIndent[i]) {</text:span></text:p>
      <text:p text:style-name="P20"><text:span text:style-name="T11"><text:s text:c="12"/>int start = i * i;</text:span></text:p>
      <text:p text:style-name="P20"><text:span text:style-name="T11"><text:s text:c="12"/>for (int j = start; j &lt;= maxValue; j += i) {</text:span></text:p>
      <text:p text:style-name="P20"><text:span text:style-name="T11"><text:s text:c="16"/>primesIndent[j] = 0;</text:span></text:p>
      <text:p text:style-name="P20"><text:span text:style-name="T11"><text:s text:c="12"/>}</text:span></text:p>
      <text:p text:style-name="P20"><text:span text:style-name="T11"><text:s text:c="8"/>}</text:span></text:p>
      <text:p text:style-name="P20"><text:span text:style-name="T11"><text:s text:c="4"/>}</text:span></text:p>
      <text:p text:style-name="P20"><text:span text:style-name="T11"><text:s text:c="4"/>printIndentArray(primesIndent);</text:span></text:p>
      <text:p text:style-name="P20"><text:span text:style-name="T11"/></text:p>
      <text:p text:style-name="P20"><text:span text:style-name="T11"><text:s text:c="4"/>for (int i = 0; i &lt; maxValue; ++i) {</text:span></text:p>
      <text:p text:style-name="P20"><text:span text:style-name="T11"><text:s text:c="8"/>if (primesIndent[i]) {</text:span></text:p>
      <text:p text:style-name="P20"><text:soft-page-break/><text:span text:style-name="T11"><text:s text:c="12"/>primes-&gt;push_back(i);</text:span></text:p>
      <text:p text:style-name="P20"><text:span text:style-name="T11"><text:s text:c="8"/>}</text:span></text:p>
      <text:p text:style-name="P20"><text:span text:style-name="T11"><text:s text:c="4"/>}</text:span></text:p>
      <text:p text:style-name="P20"><text:span text:style-name="T11"><text:s text:c="4"/>return primes;</text:span></text:p>
      <text:p text:style-name="P20"><text:span text:style-name="T11">}</text:span></text:p>
      <text:p text:style-name="P20"><text:span text:style-name="T11"/></text:p>
      <text:p text:style-name="P20"><text:span text:style-name="T11">vector&lt;uint64_t&gt;* ompEratosfen(uint64_t maxValue) {</text:span></text:p>
      <text:p text:style-name="P20"><text:span text:style-name="T11"><text:s text:c="4"/>vector&lt;uint64_t&gt;* primes = new vector&lt;uint64_t&gt;(0);</text:span></text:p>
      <text:p text:style-name="P20"><text:span text:style-name="T11"><text:s text:c="4"/>vector&lt;bool&gt; primesIndent = vector&lt;bool&gt;(maxValue + 1, 1);</text:span></text:p>
      <text:p text:style-name="P20"><text:span text:style-name="T11"><text:s text:c="4"/>primesIndent[0] = primesIndent[1] = 0;</text:span></text:p>
      <text:p text:style-name="P20"><text:span text:style-name="T11"><text:s text:c="4"/>uint64_t lim = sqrt(maxValue) + 1.001;</text:span></text:p>
      <text:p text:style-name="P20"><text:span text:style-name="T11"/></text:p>
      <text:p text:style-name="P20"><text:span text:style-name="T11"><text:s text:c="4"/>for (int i = 2; i &lt;= lim; ++i) {</text:span></text:p>
      <text:p text:style-name="P20"><text:span text:style-name="T11"><text:s text:c="8"/>if (primesIndent[i]) {</text:span></text:p>
      <text:p text:style-name="P20"><text:span text:style-name="T11"><text:s/><text:tab/> <text:s text:c="4"/>#pragma omp parallel shared(primesIndent, maxValue, i) num_threads(4)</text:span></text:p>
      <text:p text:style-name="P20"><text:span text:style-name="T11"><text:s text:c="12"/>{</text:span></text:p>
      <text:p text:style-name="P20"><text:span text:style-name="T11"><text:tab/><text:tab/> #pragma omp for</text:span></text:p>
      <text:p text:style-name="P20"><text:span text:style-name="T11"><text:s text:c="16"/>for (int j = i * i; j &lt;= maxValue; j += i) {</text:span></text:p>
      <text:p text:style-name="P20"><text:span text:style-name="T11"><text:s text:c="20"/>//#pragma omp critical</text:span></text:p>
      <text:p text:style-name="P20"><text:span text:style-name="T11"><text:s text:c="20"/>primesIndent[j] = 0;</text:span></text:p>
      <text:p text:style-name="P20"><text:span text:style-name="T11"><text:s text:c="16"/>}</text:span></text:p>
      <text:p text:style-name="P20"><text:span text:style-name="T11"><text:s text:c="16"/>//#pragma omp barrier</text:span></text:p>
      <text:p text:style-name="P20"><text:span text:style-name="T11"><text:s text:c="12"/>}</text:span></text:p>
      <text:p text:style-name="P20"><text:span text:style-name="T11"><text:s text:c="8"/>}</text:span></text:p>
      <text:p text:style-name="P20"><text:span text:style-name="T11"><text:s text:c="4"/>}</text:span></text:p>
      <text:p text:style-name="P20"><text:span text:style-name="T11"><text:s text:c="4"/>printIndentArray(primesIndent);</text:span></text:p>
      <text:p text:style-name="P20"><text:span text:style-name="T11"/></text:p>
      <text:p text:style-name="P20"><text:span text:style-name="T11"><text:s text:c="4"/>for (int i = 0; i &lt; maxValue; ++i) {</text:span></text:p>
      <text:p text:style-name="P20"><text:span text:style-name="T11"><text:s text:c="8"/>if (primesIndent[i]) {</text:span></text:p>
      <text:p text:style-name="P20"><text:span text:style-name="T11"><text:s text:c="12"/>primes-&gt;push_back(i);</text:span></text:p>
      <text:p text:style-name="P20"><text:span text:style-name="T11"><text:s text:c="8"/>}</text:span></text:p>
      <text:p text:style-name="P20"><text:span text:style-name="T11"><text:s text:c="4"/>}</text:span></text:p>
      <text:p text:style-name="P20"><text:span text:style-name="T11"><text:s text:c="4"/>return primes;</text:span></text:p>
      <text:p text:style-name="P20"><text:span text:style-name="T11">}</text:span></text:p>
      <text:p text:style-name="P20"><text:span text:style-name="T11"/></text:p>
      <text:p text:style-name="P20"><text:span text:style-name="T11">vector&lt;uint64_t&gt;* ompCommon(uint64_t maxValue) {</text:span></text:p>
      <text:p text:style-name="P20"><text:span text:style-name="T11"><text:s text:c="4"/>double maxima = maxValue;</text:span></text:p>
      <text:p text:style-name="P20"><text:span text:style-name="T11"><text:s text:c="4"/>uint64_t lim = sqrt(maxima) + 1.001;</text:span></text:p>
      <text:p text:style-name="P20"><text:span text:style-name="T11"><text:s text:c="4"/>vector&lt;uint64_t&gt; *primes = sequentEratosfen(lim);</text:span></text:p>
      <text:p text:style-name="P20"><text:span text:style-name="T11"><text:s text:c="4"/>int size = primes-&gt;size();</text:span></text:p>
      <text:p text:style-name="P20"><text:span text:style-name="T11"><text:s text:c="4"/>#pragma omp parallel num_threads(16)</text:span></text:p>
      <text:p text:style-name="P20"><text:span text:style-name="T11"><text:s text:c="4"/>{</text:span></text:p>
      <text:p text:style-name="P20"><text:span text:style-name="T11"><text:s text:c="8"/>vector&lt;uint64_t&gt; *privatePrimes = new vector&lt;uint64_t&gt;();</text:span></text:p>
      <text:p text:style-name="P20"><text:span text:style-name="T11"><text:tab/> #pragma omp for</text:span></text:p>
      <text:p text:style-name="P20"><text:span text:style-name="T11"><text:s text:c="8"/>for (int i = lim; i &lt;= maxValue; ++i) {</text:span></text:p>
      <text:p text:style-name="P20"><text:span text:style-name="T11"><text:s text:c="12"/>int isPrime = 1;</text:span></text:p>
      <text:p text:style-name="P20"><text:span text:style-name="T11"><text:s text:c="12"/>for (int j = 0; j &lt; size; ++j) {</text:span></text:p>
      <text:p text:style-name="P20"><text:span text:style-name="T11"><text:s text:c="16"/>int mod = i % primes-&gt;at(j);</text:span></text:p>
      <text:p text:style-name="P20"><text:span text:style-name="T11"><text:s text:c="16"/>if (mod == 0) {</text:span></text:p>
      <text:p text:style-name="P20"><text:span text:style-name="T11"><text:s text:c="20"/>isPrime = 0;</text:span></text:p>
      <text:p text:style-name="P20"><text:span text:style-name="T11"><text:s text:c="20"/>break;</text:span></text:p>
      <text:p text:style-name="P20"><text:span text:style-name="T11"><text:s text:c="16"/>}</text:span></text:p>
      <text:p text:style-name="P20"><text:span text:style-name="T11"><text:s text:c="12"/>}</text:span></text:p>
      <text:p text:style-name="P20"><text:span text:style-name="T11"><text:s text:c="12"/>if (isPrime) {</text:span></text:p>
      <text:p text:style-name="P20"><text:span text:style-name="T11"><text:s text:c="16"/>//#pragma omp critical</text:span></text:p>
      <text:p text:style-name="P20"><text:span text:style-name="T11"><text:s text:c="16"/>privatePrimes-&gt;push_back(i);</text:span></text:p>
      <text:p text:style-name="P20"><text:span text:style-name="T11"><text:s text:c="12"/>}</text:span></text:p>
      <text:p text:style-name="P20"><text:span text:style-name="T11"><text:s text:c="12"/>//cout &lt;&lt; i &lt;&lt;"\n";</text:span></text:p>
      <text:p text:style-name="P20"><text:span text:style-name="T11"><text:s text:c="8"/>}</text:span></text:p>
      <text:p text:style-name="P20"><text:span text:style-name="T11"><text:tab/> #pragma omp critical</text:span></text:p>
      <text:p text:style-name="P20"><text:span text:style-name="T11"><text:s text:c="8"/>for(int i = 0; i &lt; privatePrimes-&gt;size(); ++i) {</text:span></text:p>
      <text:p text:style-name="P20"><text:span text:style-name="T11"><text:s text:c="12"/>primes-&gt;push_back(privatePrimes-&gt;at(i));</text:span></text:p>
      <text:p text:style-name="P20"><text:span text:style-name="T11"><text:s text:c="8"/>}</text:span></text:p>
      <text:p text:style-name="P20"><text:span text:style-name="T11"><text:tab/> #pragma omp barrier</text:span></text:p>
      <text:p text:style-name="P20"><text:span text:style-name="T11"><text:s text:c="4"/>}</text:span></text:p>
      <text:p text:style-name="P20"><text:span text:style-name="T11"><text:s text:c="4"/>return primes;</text:span></text:p>
      <text:p text:style-name="P20"><text:span text:style-name="T11">}</text:span></text:p>
      <text:p text:style-name="P20"><text:span text:style-name="T11">bool isValid(vector&lt;uint64_t&gt;* listPrimes, uint64_t maxPrime) {</text:span></text:p>
      <text:p text:style-name="P20"><text:span text:style-name="T11"><text:s text:c="4"/>vector&lt;uint64_t&gt;* valid = sequentEratosfen(maxPrime);</text:span></text:p>
      <text:p text:style-name="P20"><text:span text:style-name="T11"><text:s text:c="4"/>sort(listPrimes-&gt;begin(), listPrimes-&gt;end());</text:span></text:p>
      <text:p text:style-name="P20"><text:span text:style-name="T11"><text:s text:c="4"/>for (int i = 0; i &lt; valid-&gt;size(); ++i) {</text:span></text:p>
      <text:p text:style-name="P20"><text:span text:style-name="T11"><text:s text:c="8"/>if (listPrimes-&gt;at(i) != valid-&gt;at(i)) {</text:span></text:p>
      <text:p text:style-name="P20"><text:span text:style-name="T11"><text:s text:c="12"/>return false;</text:span></text:p>
      <text:p text:style-name="P20"><text:span text:style-name="T11"><text:s text:c="8"/>}</text:span></text:p>
      <text:p text:style-name="P20"><text:span text:style-name="T11"><text:s text:c="4"/>}</text:span></text:p>
      <text:p text:style-name="P20"><text:span text:style-name="T11"><text:s text:c="4"/>return true;</text:span></text:p>
      <text:p text:style-name="P20"><text:span text:style-name="T11">}</text:span></text:p>
      <text:p text:style-name="P20"><text:span text:style-name="T11"/></text:p>
      <text:p text:style-name="P20"><text:span text:style-name="T11">#endif<text:tab/>/* UTILS_H */</text:span></text:p>
      <text:p text:style-name="P19"/>
      <text:p text:style-name="P13">Выводы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Обычный_20__28_веб_29_" style:display-name="Обычный (веб)" style:family="paragraph" style:parent-style-name="Standard">
      <style:paragraph-properties fo:margin-top="0.176cm" fo:margin-bottom="0.21cm" style:contextual-spacing="false"/>
    </style:style>
    <style:style style:name="Default" style:family="paragraph">
      <style:paragraph-properties fo:orphans="2" fo:widows="2" style:text-autospace="none"/>
      <style:text-properties fo:color="#000000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Maple_20_Output" style:display-name="Maple Output" style:family="paragraph" style:next-style-name="Standard">
      <style:paragraph-properties fo:line-height="150%" fo:text-align="center" style:justify-single-word="false" fo:orphans="2" fo:widows="2" style:text-autospace="non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Maple_20_Plot" style:display-name="Maple Plot" style:family="paragraph" style:next-style-name="Maple_20_Output">
      <style:paragraph-properties fo:text-align="center" style:justify-single-word="false" fo:orphans="2" fo:widows="2" style:text-autospace="non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font-size="12pt" style:font-size-asian="12pt"/>
    </style:style>
    <style:style style:name="Основной_20_шрифт_20_абзаца" style:display-name="Основной шрифт абзаца" style:family="text"/>
    <style:style style:name="Maple_20_Input" style:display-name="Maple Input" style:family="text">
      <style:text-properties fo:color="#ff0000" style:font-name="Courier New" fo:font-weight="bold" style:font-weight-asian="bold" style:font-name-complex="Courier New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68cm" fo:margin-bottom="0.953cm" fo:margin-left="2cm" fo:margin-right="1.316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лья</meta:initial-creator>
    <meta:creation-date>2011-10-09T12:38:00</meta:creation-date>
    <dc:date>2013-11-02T09:53:13</dc:date>
    <meta:print-date>2013-03-23T11:35:01</meta:print-date>
    <meta:editing-cycles>68</meta:editing-cycles>
    <meta:editing-duration>PT14H57M53S</meta:editing-duration>
    <meta:generator>LibreOffice/4.0.2.2$Linux_X86_64 LibreOffice_project/400m0$Build-2</meta:generator>
    <meta:document-statistic meta:table-count="0" meta:image-count="0" meta:object-count="0" meta:page-count="4" meta:paragraph-count="233" meta:word-count="834" meta:character-count="6910" meta:non-whitespace-character-count="4890"/>
    <meta:user-defined meta:name="Поле 1"/>
    <meta:user-defined meta:name="Поле 2"/>
    <meta:user-defined meta:name="Поле 3"/>
    <meta:user-defined meta:name="Поле 4"/>
  </office:meta>
</office:document-meta>
</file>